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95cm" fo:min-width="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1cm" fo:min-width="0cm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4.155cm" fo:min-width="5.4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3.736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7" draw:layer="layout" svg:width="2.09cm" svg:height="0.962cm" svg:x="4.31cm" svg:y="7.3cm">
          <draw:text-box>
            <text:p>Entity</text:p>
          </draw:text-box>
        </draw:frame>
        <draw:frame draw:style-name="gr8" draw:layer="layout" svg:width="2.792cm" svg:height="0.962cm" svg:x="13.108cm" svg:y="7.4cm">
          <draw:text-box>
            <text:p>Process</text:p>
          </draw:text-box>
        </draw:frame>
        <draw:frame draw:style-name="gr9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5.5cm" svg:height="4.745cm" svg:x="2.2cm" svg:y="1.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9cm" svg:height="0.962cm" svg:x="3.91cm" svg:y="3.3cm">
          <draw:text-box>
            <text:p>User</text:p>
          </draw:text-box>
        </draw:frame>
        <draw:line draw:style-name="gr4" draw:text-style-name="P1" draw:layer="layout" svg:x1="7.7cm" svg:y1="3.938cm" svg:x2="13.2cm" svg:y2="3.938cm">
          <text:p/>
        </draw:line>
        <draw:frame draw:style-name="gr11" draw:layer="layout" svg:width="3.7cm" svg:height="2.384cm" svg:x="8.4cm" svg:y="1.5cm">
          <draw:text-box>
            <text:p>Trick name for tutorial search</text:p>
          </draw:text-box>
        </draw:frame>
        <draw:custom-shape draw:style-name="gr12" draw:text-style-name="P1" draw:layer="layout" svg:width="6.4cm" svg:height="4.881cm" svg:x="13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cm" svg:y1="5.381cm" svg:x2="19.4cm" svg:y2="5.381cm">
          <text:p/>
        </draw:line>
        <draw:line draw:style-name="gr3" draw:text-style-name="P1" draw:layer="layout" svg:x1="13cm" svg:y1="1.981cm" svg:x2="19.4cm" svg:y2="1.981cm">
          <text:p/>
        </draw:line>
        <draw:frame draw:style-name="gr13" draw:layer="layout" svg:width="5.819cm" svg:height="1.673cm" svg:x="13.315cm" svg:y="2.7cm">
          <draw:text-box>
            <text:p>Find tutorial similar<text:line-break/>to key word</text:p>
          </draw:text-box>
        </draw:frame>
        <draw:line draw:style-name="gr4" draw:text-style-name="P1" draw:layer="layout" svg:x1="16.042cm" svg:y1="5.4cm" svg:x2="14.2cm" svg:y2="10.3cm">
          <text:p/>
        </draw:line>
        <draw:frame draw:style-name="gr14" draw:layer="layout" svg:width="3.7cm" svg:height="1.673cm" svg:x="15.2cm" svg:y="7.6cm">
          <draw:text-box>
            <text:p>Results</text:p>
          </draw:text-box>
        </draw:frame>
        <draw:custom-shape draw:style-name="gr15" draw:text-style-name="P1" draw:layer="layout" svg:width="3.8cm" svg:height="3.4cm" svg:x="12.8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3cm" svg:y1="11cm" svg:x2="16.6cm" svg:y2="11cm">
          <text:p/>
        </draw:line>
        <draw:line draw:style-name="gr3" draw:text-style-name="P1" draw:layer="layout" svg:x1="19.2cm" svg:y1="14.4cm" svg:x2="16.5cm" svg:y2="14.4cm">
          <text:p/>
        </draw:line>
        <draw:frame draw:style-name="gr16" draw:layer="layout" svg:width="4.236cm" svg:height="2.073cm" svg:x="12.864cm" svg:y="11.8cm">
          <draw:text-box>
            <text:p>Trick </text:p>
            <text:p>database</text:p>
          </draw:text-box>
        </draw:frame>
        <draw:line draw:style-name="gr4" draw:text-style-name="P1" draw:layer="layout" svg:x1="12.7cm" svg:y1="12.2cm" svg:x2="5.2cm" svg:y2="6.2cm">
          <text:p/>
        </draw:line>
        <draw:frame draw:style-name="gr5" draw:layer="layout" svg:width="3.7cm" svg:height="0.962cm" svg:x="9cm" svg:y="8.6cm">
          <draw:text-box>
            <text:p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2T15:43:10.975000000</dc:date>
    <meta:editing-duration>PT1H13M39S</meta:editing-duration>
    <meta:editing-cycles>5</meta:editing-cycles>
    <meta:generator>LibreOffice/4.2.5.2$Windows_x86 LibreOffice_project/61cb170a04bb1f12e77c884eab9192be736ec5f5</meta:generator>
    <meta:document-statistic meta:object-count="29"/>
  </office:meta>
</office:document-meta>
</file>